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-1" style:apply-style-name="Sem_20_título1" style:base-cell-address="Planilha1.A1"/>
      <style:map style:condition="cell-content()=1" style:apply-style-name="positivo" style:base-cell-address="Planilha1.A1"/>
    </style:style>
    <style:style style:name="ce2" style:family="table-cell" style:parent-style-name="Default">
      <style:map style:condition="cell-content()=0" style:apply-style-name="Default" style:base-cell-address="Planilha1.C1"/>
      <style:map style:condition="cell-content()=-1" style:apply-style-name="Sem_20_título1" style:base-cell-address="Planilha1.C1"/>
      <style:map style:condition="cell-content()=1" style:apply-style-name="positivo" style:base-cell-address="Planilha1.C1"/>
    </style:style>
    <style:style style:name="ce3" style:family="table-cell" style:parent-style-name="Default">
      <style:map style:condition="cell-content()=0" style:apply-style-name="Default" style:base-cell-address="Planilha1.K2"/>
      <style:map style:condition="cell-content()=-1" style:apply-style-name="Sem_20_título1" style:base-cell-address="Planilha1.K2"/>
      <style:map style:condition="cell-content()=1" style:apply-style-name="positivo" style:base-cell-address="Planilha1.K2"/>
    </style:style>
    <style:style style:name="ce4" style:family="table-cell" style:parent-style-name="Default">
      <style:map style:condition="cell-content()=0" style:apply-style-name="Default" style:base-cell-address="Planilha1.L2"/>
      <style:map style:condition="cell-content()=-1" style:apply-style-name="Sem_20_título1" style:base-cell-address="Planilha1.L2"/>
      <style:map style:condition="cell-content()=1" style:apply-style-name="positivo" style:base-cell-address="Planilha1.L2"/>
    </style:style>
    <style:style style:name="ce5" style:family="table-cell" style:parent-style-name="Default">
      <style:map style:condition="cell-content()=0" style:apply-style-name="Default" style:base-cell-address="Planilha1.M2"/>
      <style:map style:condition="cell-content()=-1" style:apply-style-name="Sem_20_título1" style:base-cell-address="Planilha1.M2"/>
      <style:map style:condition="cell-content()=1" style:apply-style-name="positivo" style:base-cell-address="Planilha1.M2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-1" style:apply-style-name="Sem_20_título1" style:base-cell-address="Planilha1.A1"/>
      <style:map style:condition="cell-content()=1" style:apply-style-name="positivo" style:base-cell-address="Planilha1.A1"/>
    </style:style>
    <style:style style:name="ce7" style:family="table-cell" style:parent-style-name="Default">
      <style:map style:condition="cell-content()=0" style:apply-style-name="Default" style:base-cell-address="Planilha1.AA2"/>
      <style:map style:condition="cell-content()=-1" style:apply-style-name="Sem_20_título1" style:base-cell-address="Planilha1.AA2"/>
      <style:map style:condition="cell-content()=1" style:apply-style-name="positivo" style:base-cell-address="Planilha1.AA2"/>
    </style:style>
    <style:style style:name="ce8" style:family="table-cell" style:parent-style-name="Default">
      <style:map style:condition="cell-content()=0" style:apply-style-name="Default" style:base-cell-address="Planilha1.AB2"/>
      <style:map style:condition="cell-content()=-1" style:apply-style-name="Sem_20_título1" style:base-cell-address="Planilha1.AB2"/>
      <style:map style:condition="cell-content()=1" style:apply-style-name="positivo" style:base-cell-address="Planilha1.AB2"/>
    </style:style>
    <style:style style:name="ce9" style:family="table-cell" style:parent-style-name="Default">
      <style:map style:condition="cell-content()=0" style:apply-style-name="Default" style:base-cell-address="Planilha1.AQ3"/>
      <style:map style:condition="cell-content()=-1" style:apply-style-name="Sem_20_título1" style:base-cell-address="Planilha1.AQ3"/>
      <style:map style:condition="cell-content()=1" style:apply-style-name="positivo" style:base-cell-address="Planilha1.AQ3"/>
    </style:style>
    <style:style style:name="ce10" style:family="table-cell" style:parent-style-name="Default">
      <style:map style:condition="cell-content()=-1" style:apply-style-name="Sem_20_título1" style:base-cell-address="Planilha1.AT2"/>
      <style:map style:condition="cell-content()=1" style:apply-style-name="positivo" style:base-cell-address="Planilha1.AT2"/>
    </style:style>
    <style:style style:name="ce11" style:family="table-cell" style:parent-style-name="Default">
      <style:map style:condition="cell-content()=-1" style:apply-style-name="Sem_20_título1" style:base-cell-address="Planilha1.AV1"/>
      <style:map style:condition="cell-content()=1" style:apply-style-name="positivo" style:base-cell-address="Planilha1.AV1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8" table:default-cell-style-name="ce2"/>
        <table:table-column table:style-name="co1" table:number-columns-repeated="1014" table:default-cell-style-name="ce1"/>
        <table:table-row table:style-name="ro1">
          <table:table-cell/>
          <table:table-cell office:value-type="string" calcext:value-type="string">
            <text:p>“=&gt;S”</text:p>
          </table:table-cell>
          <table:table-cell office:value-type="string" calcext:value-type="string">
            <text:p>S=&gt;I1</text:p>
          </table:table-cell>
          <table:table-cell office:value-type="string" calcext:value-type="string">
            <text:p>S=&gt;I2</text:p>
          </table:table-cell>
          <table:table-cell office:value-type="string" calcext:value-type="string">
            <text:p>S=&gt;I3</text:p>
          </table:table-cell>
          <table:table-cell office:value-type="string" calcext:value-type="string">
            <text:p>S=&gt;I4</text:p>
          </table:table-cell>
          <table:table-cell office:value-type="string" calcext:value-type="string">
            <text:p>I1=&gt;R1</text:p>
          </table:table-cell>
          <table:table-cell office:value-type="string" calcext:value-type="string">
            <text:p>I2=&gt;R2</text:p>
          </table:table-cell>
          <table:table-cell office:value-type="string" calcext:value-type="string">
            <text:p>I3=&gt;R3</text:p>
          </table:table-cell>
          <table:table-cell office:value-type="string" calcext:value-type="string">
            <text:p>I4=&gt;R4</text:p>
          </table:table-cell>
          <table:table-cell office:value-type="string" calcext:value-type="string">
            <text:p>R1=&gt;I11</text:p>
          </table:table-cell>
          <table:table-cell office:value-type="string" calcext:value-type="string">
            <text:p>R1=&gt;I12</text:p>
          </table:table-cell>
          <table:table-cell office:value-type="string" calcext:value-type="string">
            <text:p>R1=&gt;I13</text:p>
          </table:table-cell>
          <table:table-cell office:value-type="string" calcext:value-type="string">
            <text:p>R1=&gt;I14</text:p>
          </table:table-cell>
          <table:table-cell office:value-type="string" calcext:value-type="string">
            <text:p>R2=&gt;I21</text:p>
          </table:table-cell>
          <table:table-cell office:value-type="string" calcext:value-type="string">
            <text:p>R2=&gt;I22</text:p>
          </table:table-cell>
          <table:table-cell office:value-type="string" calcext:value-type="string">
            <text:p>R2=&gt;I23</text:p>
          </table:table-cell>
          <table:table-cell office:value-type="string" calcext:value-type="string">
            <text:p>R2=&gt;I24</text:p>
          </table:table-cell>
          <table:table-cell office:value-type="string" calcext:value-type="string">
            <text:p>R3=&gt;I31</text:p>
          </table:table-cell>
          <table:table-cell office:value-type="string" calcext:value-type="string">
            <text:p>R3=&gt;I32</text:p>
          </table:table-cell>
          <table:table-cell office:value-type="string" calcext:value-type="string">
            <text:p>R3=&gt;I33</text:p>
          </table:table-cell>
          <table:table-cell office:value-type="string" calcext:value-type="string">
            <text:p>R3=&gt;I34</text:p>
          </table:table-cell>
          <table:table-cell table:style-name="ce6" office:value-type="string" calcext:value-type="string">
            <text:p>R4=&gt;I41</text:p>
          </table:table-cell>
          <table:table-cell table:style-name="ce6" office:value-type="string" calcext:value-type="string">
            <text:p>R4=&gt;I42</text:p>
          </table:table-cell>
          <table:table-cell table:style-name="ce6" office:value-type="string" calcext:value-type="string">
            <text:p>R4=&gt;I43</text:p>
          </table:table-cell>
          <table:table-cell table:style-name="ce6" office:value-type="string" calcext:value-type="string">
            <text:p>R4=&gt;I44</text:p>
          </table:table-cell>
          <table:table-cell office:value-type="string" calcext:value-type="string">
            <text:p>I11=&gt;R</text:p>
          </table:table-cell>
          <table:table-cell office:value-type="string" calcext:value-type="string">
            <text:p>I12=&gt;R</text:p>
          </table:table-cell>
          <table:table-cell office:value-type="string" calcext:value-type="string">
            <text:p>I13=&gt;R</text:p>
          </table:table-cell>
          <table:table-cell office:value-type="string" calcext:value-type="string">
            <text:p>I14=&gt;R</text:p>
          </table:table-cell>
          <table:table-cell office:value-type="string" calcext:value-type="string">
            <text:p>I21=&gt;R</text:p>
          </table:table-cell>
          <table:table-cell office:value-type="string" calcext:value-type="string">
            <text:p>I22=&gt;R</text:p>
          </table:table-cell>
          <table:table-cell office:value-type="string" calcext:value-type="string">
            <text:p>I23=&gt;R</text:p>
          </table:table-cell>
          <table:table-cell office:value-type="string" calcext:value-type="string">
            <text:p>I24=&gt;R</text:p>
          </table:table-cell>
          <table:table-cell office:value-type="string" calcext:value-type="string">
            <text:p>I31=&gt;R</text:p>
          </table:table-cell>
          <table:table-cell office:value-type="string" calcext:value-type="string">
            <text:p>I32=&gt;R</text:p>
          </table:table-cell>
          <table:table-cell office:value-type="string" calcext:value-type="string">
            <text:p>I33=&gt;R</text:p>
          </table:table-cell>
          <table:table-cell office:value-type="string" calcext:value-type="string">
            <text:p>I34=&gt;R</text:p>
          </table:table-cell>
          <table:table-cell office:value-type="string" calcext:value-type="string">
            <text:p>I41=&gt;R</text:p>
          </table:table-cell>
          <table:table-cell office:value-type="string" calcext:value-type="string">
            <text:p>I42=R</text:p>
          </table:table-cell>
          <table:table-cell office:value-type="string" calcext:value-type="string">
            <text:p>I43=&gt;R</text:p>
          </table:table-cell>
          <table:table-cell office:value-type="string" calcext:value-type="string">
            <text:p>I44=&gt;R</text:p>
          </table:table-cell>
          <table:table-cell office:value-type="string" calcext:value-type="string">
            <text:p>S=&gt;</text:p>
          </table:table-cell>
          <table:table-cell office:value-type="string" calcext:value-type="string">
            <text:p>I1=&gt;</text:p>
          </table:table-cell>
          <table:table-cell office:value-type="string" calcext:value-type="string">
            <text:p>I2=&gt;</text:p>
          </table:table-cell>
          <table:table-cell office:value-type="string" calcext:value-type="string">
            <text:p>I3=&gt;</text:p>
          </table:table-cell>
          <table:table-cell office:value-type="string" calcext:value-type="string">
            <text:p>I4=&gt;</text:p>
          </table:table-cell>
          <table:table-cell table:style-name="ce11" office:value-type="string" calcext:value-type="string">
            <text:p>R1=&gt;</text:p>
          </table:table-cell>
          <table:table-cell table:style-name="ce11" office:value-type="string" calcext:value-type="string">
            <text:p>R2=&gt;</text:p>
          </table:table-cell>
          <table:table-cell table:style-name="ce11" office:value-type="string" calcext:value-type="string">
            <text:p>R3=&gt;</text:p>
          </table:table-cell>
          <table:table-cell table:style-name="ce11" office:value-type="string" calcext:value-type="string">
            <text:p>R4=&gt;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I12</text:p>
          </table:table-cell>
          <table:table-cell office:value-type="string" calcext:value-type="string">
            <text:p>I13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I21</text:p>
          </table:table-cell>
          <table:table-cell office:value-type="string" calcext:value-type="string">
            <text:p>I22</text:p>
          </table:table-cell>
          <table:table-cell office:value-type="string" calcext:value-type="string">
            <text:p>I23</text:p>
          </table:table-cell>
          <table:table-cell office:value-type="string" calcext:value-type="string">
            <text:p>I24</text:p>
          </table:table-cell>
          <table:table-cell office:value-type="string" calcext:value-type="string">
            <text:p>I31</text:p>
          </table:table-cell>
          <table:table-cell office:value-type="string" calcext:value-type="string">
            <text:p>I32</text:p>
          </table:table-cell>
          <table:table-cell office:value-type="string" calcext:value-type="string">
            <text:p>I33</text:p>
          </table:table-cell>
          <table:table-cell office:value-type="string" calcext:value-type="string">
            <text:p>I34</text:p>
          </table:table-cell>
          <table:table-cell office:value-type="string" calcext:value-type="string">
            <text:p>I41</text:p>
          </table:table-cell>
          <table:table-cell office:value-type="string" calcext:value-type="string">
            <text:p>I42</text:p>
          </table:table-cell>
          <table:table-cell office:value-type="string" calcext:value-type="string">
            <text:p>I43</text:p>
          </table:table-cell>
          <table:table-cell office:value-type="string" calcext:value-type="string">
            <text:p>I44</text:p>
          </table:table-cell>
          <table:table-cell office:value-type="string" calcext:value-type="string">
            <text:p>R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5" office:value-type="float" office:value="-1" calcext:value-type="float">
            <text:p>-1</text:p>
          </table:table-cell>
          <table:table-cell table:style-name="ce4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1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1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1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1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2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2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2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2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table:formula="of:=-[.AH170]" office:value-type="float" office:value="-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3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3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3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3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4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4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4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I4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5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C1:Planilha1.J1048576">
            <calcext:condition calcext:apply-style-name="Default" calcext:value="=0" calcext:base-cell-address="Planilha1.C1"/>
            <calcext:condition calcext:apply-style-name="Sem título1" calcext:value="=-1" calcext:base-cell-address="Planilha1.C1"/>
            <calcext:condition calcext:apply-style-name="positivo" calcext:value="=1" calcext:base-cell-address="Planilha1.C1"/>
          </calcext:conditional-format>
          <calcext:conditional-format calcext:target-range-address="Planilha1.K2:Planilha1.K27">
            <calcext:condition calcext:apply-style-name="Default" calcext:value="=0" calcext:base-cell-address="Planilha1.K2"/>
            <calcext:condition calcext:apply-style-name="Sem título1" calcext:value="=-1" calcext:base-cell-address="Planilha1.K2"/>
            <calcext:condition calcext:apply-style-name="positivo" calcext:value="=1" calcext:base-cell-address="Planilha1.K2"/>
          </calcext:conditional-format>
          <calcext:conditional-format calcext:target-range-address="Planilha1.L2:Planilha1.L27 Planilha1.N2:Planilha1.N27 Planilha1.P2:Planilha1.P27 Planilha1.R2:Planilha1.R27 Planilha1.T2:Planilha1.T27 Planilha1.V2:Planilha1.V27 Planilha1.X2:Planilha1.X27 Planilha1.Z2:Planilha1.Z27">
            <calcext:condition calcext:apply-style-name="Default" calcext:value="=0" calcext:base-cell-address="Planilha1.L2"/>
            <calcext:condition calcext:apply-style-name="Sem título1" calcext:value="=-1" calcext:base-cell-address="Planilha1.L2"/>
            <calcext:condition calcext:apply-style-name="positivo" calcext:value="=1" calcext:base-cell-address="Planilha1.L2"/>
          </calcext:conditional-format>
          <calcext:conditional-format calcext:target-range-address="Planilha1.M2:Planilha1.M27 Planilha1.O2:Planilha1.O27 Planilha1.Q2:Planilha1.Q27 Planilha1.S2:Planilha1.S27 Planilha1.U2:Planilha1.U27 Planilha1.W2:Planilha1.W27 Planilha1.Y2:Planilha1.Y27">
            <calcext:condition calcext:apply-style-name="Default" calcext:value="=0" calcext:base-cell-address="Planilha1.M2"/>
            <calcext:condition calcext:apply-style-name="Sem título1" calcext:value="=-1" calcext:base-cell-address="Planilha1.M2"/>
            <calcext:condition calcext:apply-style-name="positivo" calcext:value="=1" calcext:base-cell-address="Planilha1.M2"/>
          </calcext:conditional-format>
          <calcext:conditional-format calcext:target-range-address="Planilha1.AA2:Planilha1.AA27 Planilha1.AC2:Planilha1.AC27 Planilha1.AE2:Planilha1.AE27 Planilha1.AG2:Planilha1.AG27 Planilha1.AI2:Planilha1.AI27 Planilha1.AK2:Planilha1.AK27 Planilha1.AM2:Planilha1.AM27 Planilha1.AO2:Planilha1.AO27">
            <calcext:condition calcext:apply-style-name="Default" calcext:value="=0" calcext:base-cell-address="Planilha1.AA2"/>
            <calcext:condition calcext:apply-style-name="Sem título1" calcext:value="=-1" calcext:base-cell-address="Planilha1.AA2"/>
            <calcext:condition calcext:apply-style-name="positivo" calcext:value="=1" calcext:base-cell-address="Planilha1.AA2"/>
          </calcext:conditional-format>
          <calcext:conditional-format calcext:target-range-address="Planilha1.AB2:Planilha1.AB27 Planilha1.AD2:Planilha1.AD27 Planilha1.AF2:Planilha1.AF27 Planilha1.AH2:Planilha1.AH27 Planilha1.AJ2:Planilha1.AJ27 Planilha1.AL2:Planilha1.AL27 Planilha1.AN2:Planilha1.AN27 Planilha1.AP2:Planilha1.AP27">
            <calcext:condition calcext:apply-style-name="Default" calcext:value="=0" calcext:base-cell-address="Planilha1.AB2"/>
            <calcext:condition calcext:apply-style-name="Sem título1" calcext:value="=-1" calcext:base-cell-address="Planilha1.AB2"/>
            <calcext:condition calcext:apply-style-name="positivo" calcext:value="=1" calcext:base-cell-address="Planilha1.AB2"/>
          </calcext:conditional-format>
          <calcext:conditional-format calcext:target-range-address="Planilha1.AQ3:Planilha1.AQ27">
            <calcext:condition calcext:apply-style-name="Default" calcext:value="=0" calcext:base-cell-address="Planilha1.AQ3"/>
            <calcext:condition calcext:apply-style-name="Sem título1" calcext:value="=-1" calcext:base-cell-address="Planilha1.AQ3"/>
            <calcext:condition calcext:apply-style-name="positivo" calcext:value="=1" calcext:base-cell-address="Planilha1.AQ3"/>
          </calcext:conditional-format>
          <calcext:conditional-format calcext:target-range-address="Planilha1.A28:Planilha1.AMJ1048576 Planilha1.A1:Planilha1.AU1 Planilha1.AZ1:Planilha1.AMJ1 Planilha1.A2:Planilha1.AS27 Planilha1.AU2:Planilha1.AU27 Planilha1.AW2:Planilha1.AW27 Planilha1.AY2:Planilha1.AY27 Planilha1.BA2:Planilha1.BA27 Planilha1.BC2:Planilha1.BC27 Planilha1.BE2:Planilha1.BE27 Planilha1.BG2:Planilha1.BG27 Planilha1.BI2:Planilha1.BI27 Planilha1.BK2:Planilha1.BK27 Planilha1.BM2:Planilha1.BM27 Planilha1.BO2:Planilha1.AMJ27">
            <calcext:condition calcext:apply-style-name="Sem título1" calcext:value="=-1" calcext:base-cell-address="Planilha1.A1"/>
            <calcext:condition calcext:apply-style-name="positivo" calcext:value="=1" calcext:base-cell-address="Planilha1.A1"/>
          </calcext:conditional-format>
          <calcext:conditional-format calcext:target-range-address="Planilha1.AV1:Planilha1.AY1">
            <calcext:condition calcext:apply-style-name="Sem título1" calcext:value="=-1" calcext:base-cell-address="Planilha1.AV1"/>
            <calcext:condition calcext:apply-style-name="positivo" calcext:value="=1" calcext:base-cell-address="Planilha1.AV1"/>
          </calcext:conditional-format>
          <calcext:conditional-format calcext:target-range-address="Planilha1.AT2:Planilha1.AT27 Planilha1.AV2:Planilha1.AV27 Planilha1.AX2:Planilha1.AX27 Planilha1.AZ2:Planilha1.AZ27 Planilha1.BB2:Planilha1.BB27 Planilha1.BD2:Planilha1.BD27 Planilha1.BF2:Planilha1.BF27 Planilha1.BH2:Planilha1.BH27 Planilha1.BJ2:Planilha1.BJ27 Planilha1.BL2:Planilha1.BL27 Planilha1.BN2:Planilha1.BN27">
            <calcext:condition calcext:apply-style-name="Sem título1" calcext:value="=-1" calcext:base-cell-address="Planilha1.AT2"/>
            <calcext:condition calcext:apply-style-name="positivo" calcext:value="=1" calcext:base-cell-address="Planilha1.AT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ff0000"/>
    </style:style>
    <style:style style:name="positivo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08:39:29.5107092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ávio Coelho</meta:initial-creator>
    <meta:creation-date>2014-10-13T14:11:23.985700660</meta:creation-date>
    <dc:date>2014-10-15T08:53:52.843553944</dc:date>
    <dc:creator>Flávio Coelho</dc:creator>
    <meta:editing-duration>PT59M58S</meta:editing-duration>
    <meta:editing-cycles>15</meta:editing-cycles>
    <meta:generator>LibreOffice/4.2.6.3$Linux_X86_64 LibreOffice_project/420m0$Build-3</meta:generator>
    <meta:document-statistic meta:table-count="1" meta:cell-count="1834" meta:object-count="0"/>
  </office:meta>
</office:document-meta>
</file>